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 style:font-charset="x-symbol"/>
    <style:font-face style:name="+mn-ea" svg:font-family="+mn-ea" style:font-family-generic="roman"/>
    <style:font-face style:name="Sain Serif" svg:font-family="'Sain Serif'" style:font-family-generic="roman"/>
    <style:font-face style:name="Liberation Mono" svg:font-family="'Liberation Mono'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8.811cm" fo:margin-left="-0.34cm" table:align="left" fo:background-color="transparent">
        <style:background-image/>
      </style:table-properties>
    </style:style>
    <style:style style:name="table1.A" style:family="table-column">
      <style:table-column-properties style:column-width="2.549cm"/>
    </style:style>
    <style:style style:name="table1.B" style:family="table-column">
      <style:table-column-properties style:column-width="5.066cm"/>
    </style:style>
    <style:style style:name="table1.C" style:family="table-column">
      <style:table-column-properties style:column-width="11.291cm"/>
    </style:style>
    <style:style style:name="table1.D" style:family="table-column">
      <style:table-column-properties style:column-width="3.792cm"/>
    </style:style>
    <style:style style:name="table1.E" style:family="table-column">
      <style:table-column-properties style:column-width="5.293cm"/>
    </style:style>
    <style:style style:name="table1.F" style:family="table-column">
      <style:table-column-properties style:column-width="6.32cm"/>
    </style:style>
    <style:style style:name="table1.G" style:family="table-column">
      <style:table-column-properties style:column-width="4.5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x" style:family="table-cell">
      <style:table-cell-properties fo:background-color="#ffff00" fo:padding="0.097cm" fo:border="0.05pt solid #000000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">
      <style:paragraph-properties fo:line-height="100%" fo:text-align="center" style:justify-single-word="false" style:page-number="auto"/>
      <style:text-properties fo:font-size="14pt" fo:font-weight="bold" ns42:rsid="00a5acde" ns42:paragraph-rsid="00a5acde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ns42:rsid="00931627" ns42:paragraph-rsid="00814061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Sain Serif" fo:font-size="14pt" fo:font-style="normal" ns42:rsid="0097fbda" ns42:paragraph-rsid="0097fbda" style:font-size-asian="14pt" style:font-style-asian="normal" style:font-size-complex="14pt" style:font-style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Sain Serif" fo:font-size="14pt" fo:font-style="normal" ns42:rsid="009b5969" ns42:paragraph-rsid="009b5969" style:font-size-asian="14pt" style:font-style-asian="normal" style:font-size-complex="14pt" style:font-style-complex="normal"/>
    </style:style>
    <style:style style:name="P5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fo:background-color="transparent">
        <style:tab-stops>
          <style:tab-stop style:position="1.752cm"/>
        </style:tab-stops>
      </style:paragraph-properties>
      <style:text-properties ns42:paragraph-rsid="009abe0e" fo:hyphenate="false" fo:hyphenation-remain-char-count="2" fo:hyphenation-push-char-count="2" loext:hyphenation-no-caps="false"/>
    </style:style>
    <style:style style:name="P6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fo:background-color="transparent">
        <style:tab-stops>
          <style:tab-stop style:position="1.752cm"/>
        </style:tab-stops>
      </style:paragraph-properties>
      <style:text-properties ns42:paragraph-rsid="009b5969" fo:hyphenate="false" fo:hyphenation-remain-char-count="2" fo:hyphenation-push-char-count="2" loext:hyphenation-no-caps="false"/>
    </style:style>
    <style:style style:name="P7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fo:background-color="transparent">
        <style:tab-stops>
          <style:tab-stop style:position="1.752cm"/>
        </style:tab-stops>
      </style:paragraph-properties>
      <style:text-properties ns42:paragraph-rsid="009c75dc" fo:hyphenate="false" fo:hyphenation-remain-char-count="2" fo:hyphenation-push-char-count="2" loext:hyphenation-no-caps="false"/>
    </style:style>
    <style:style style:name="P8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fo:background-color="transparent">
        <style:tab-stops>
          <style:tab-stop style:position="1.752cm"/>
        </style:tab-stops>
      </style:paragraph-properties>
      <style:text-properties ns42:paragraph-rsid="009e38d8" fo:hyphenate="false" fo:hyphenation-remain-char-count="2" fo:hyphenation-push-char-count="2" loext:hyphenation-no-caps="false"/>
    </style:style>
    <style:style style:name="P9" style:family="paragraph" style:parent-style-name="Абзац_20_списка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>
        <style:tab-stops>
          <style:tab-stop style:position="1.752cm"/>
        </style:tab-stops>
      </style:paragraph-properties>
      <style:text-properties ns42:rsid="00931627" ns42:paragraph-rsid="009abe0e" fo:hyphenate="false" fo:hyphenation-remain-char-count="2" fo:hyphenation-push-char-count="2" loext:hyphenation-no-caps="false"/>
    </style:style>
    <style:style style:name="T1" style:family="text">
      <style:text-properties style:use-window-font-color="true" loext:opacity="0%" style:font-name="Sain Serif" fo:font-size="14pt" fo:letter-spacing="normal" fo:language="ru" fo:country="RU" fo:font-style="normal" fo:font-weight="normal" ns42:rsid="009abe0e" style:letter-kerning="true" fo:background-color="transparent" loext:char-shading-value="0" style:font-name-asian="+mn-ea" style:font-size-asian="14pt" style:font-style-asian="normal" style:font-weight-asian="normal" style:font-name-complex="Times New Roman2" style:font-size-complex="14pt" style:font-style-complex="normal" style:font-weight-complex="normal" style:text-scale="100%"/>
    </style:style>
    <style:style style:name="T2" style:family="text">
      <style:text-properties style:use-window-font-color="true" loext:opacity="0%" style:font-name="Sain Serif" fo:font-size="14pt" fo:letter-spacing="normal" fo:language="ru" fo:country="RU" fo:font-style="normal" fo:font-weight="normal" ns42:rsid="009b5969" style:letter-kerning="true" fo:background-color="transparent" loext:char-shading-value="0" style:font-name-asian="+mn-ea" style:font-size-asian="14pt" style:font-style-asian="normal" style:font-weight-asian="normal" style:font-name-complex="Times New Roman2" style:font-size-complex="14pt" style:font-style-complex="normal" style:font-weight-complex="normal" style:text-scale="100%"/>
    </style:style>
    <style:style style:name="T3" style:family="text">
      <style:text-properties style:use-window-font-color="true" loext:opacity="0%" style:font-name="Sain Serif" fo:font-size="14pt" fo:letter-spacing="normal" fo:language="ru" fo:country="RU" fo:font-style="normal" fo:font-weight="normal" ns42:rsid="009c75dc" style:letter-kerning="true" fo:background-color="transparent" loext:char-shading-value="0" style:font-name-asian="+mn-ea" style:font-size-asian="14pt" style:font-style-asian="normal" style:font-weight-asian="normal" style:font-name-complex="Times New Roman2" style:font-size-complex="14pt" style:font-style-complex="normal" style:font-weight-complex="normal" style:text-scale="100%"/>
    </style:style>
    <style:style style:name="T4" style:family="text">
      <style:text-properties style:use-window-font-color="true" loext:opacity="0%" style:font-name="Sain Serif" fo:font-size="14pt" fo:letter-spacing="normal" fo:language="ru" fo:country="RU" fo:font-style="normal" fo:font-weight="normal" ns42:rsid="009c75dc" style:letter-kerning="true" fo:background-color="transparent" loext:char-shading-value="0" style:font-name-asian="+mn-ea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 style:text-scale="100%"/>
    </style:style>
    <style:style style:name="T5" style:family="text">
      <style:text-properties style:use-window-font-color="true" loext:opacity="0%" style:font-name="Sain Serif" fo:font-size="14pt" fo:letter-spacing="normal" fo:language="ru" fo:country="RU" fo:font-style="normal" fo:font-weight="normal" ns42:rsid="009e38d8" style:letter-kerning="true" fo:background-color="transparent" loext:char-shading-value="0" style:font-name-asian="+mn-ea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 style:text-scale="100%"/>
    </style:style>
    <style:style style:name="T6" style:family="text">
      <style:text-properties style:use-window-font-color="true" loext:opacity="0%" style:font-name="Sain Serif" fo:letter-spacing="normal" fo:language="ru" fo:country="RU" fo:font-style="normal" fo:font-weight="normal" ns42:rsid="009abe0e" style:letter-kerning="true" fo:background-color="transparent" loext:char-shading-value="0" style:font-name-asian="+mn-ea" style:language-asian="ru" style:country-asian="RU" style:font-style-asian="normal" style:font-weight-asian="normal" style:font-name-complex="Times New Roman2" style:font-style-complex="normal" style:font-weight-complex="normal" style:text-scale="100%"/>
    </style:style>
    <style:style style:name="T7" style:family="text">
      <style:text-properties style:use-window-font-color="true" loext:opacity="0%" style:font-name="Sain Serif" fo:letter-spacing="normal" fo:language="ru" fo:country="RU" fo:font-style="normal" fo:font-weight="normal" ns42:rsid="00a7f921" style:letter-kerning="true" fo:background-color="transparent" loext:char-shading-value="0" style:font-name-asian="+mn-ea" style:language-asian="ru" style:country-asian="RU" style:font-style-asian="normal" style:font-weight-asian="normal" style:font-name-complex="Times New Roman2" style:font-style-complex="normal" style:font-weight-complex="normal" style:text-scale="100%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{{ Мой заголовог }}" text:name="user_title"/>
        <text:user-field-decl office:value-type="string" office:string-value="{{ Мой лист }}" text:name="list1"/>
        <text:user-field-decl office:value-type="string" office:string-value="{{ Моя схема }}" text:name="chart1"/>
        <text:user-field-decl office:value-type="string" office:string-value="Таблица 1" text:name="table1"/>
        <text:user-field-decl office:value-type="string" office:string-value="{{ Заголовок таблицы }}" text:name="table_title"/>
        <text:user-field-decl office:value-type="string" office:string-value="{d} {m}" text:name="start_report_date"/>
        <text:user-field-decl office:value-type="string" office:string-value="{d} {m} {y}" text:name="end_report_date"/>
      </text:user-field-decls>
      <text:p text:style-name="P1"><text:span text:style-name="Основной_20_шрифт_20_абзаца"><text:span text:style-name="T6">Таблица «</text:span></text:span><text:span text:style-name="Основной_20_шрифт_20_абзаца"><text:span text:style-name="T7">У</text:span></text:span><text:span text:style-name="Основной_20_шрифт_20_абзаца"><text:span text:style-name="T6">чет проверок»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<text:span text:style-name="Основной_20_шрифт_20_абзаца"><text:span text:style-name="T1">Звание</text:span></text:span></text:p>
          </table:table-cell>
          <table:table-cell table:style-name="table1.A1" office:value-type="string">
            <text:p text:style-name="P5"><text:span text:style-name="Основной_20_шрифт_20_абзаца"><text:span text:style-name="T1">Фамилия, Имя, Отчество</text:span></text:span></text:p>
          </table:table-cell>
          <table:table-cell table:style-name="table1.C1" office:value-type="string">
            <text:p text:style-name="P5"><text:span text:style-name="Основной_20_шрифт_20_абзаца"><text:span text:style-name="T1">Замещаемая должность на начало проверки</text:span></text:span></text:p>
          </table:table-cell>
          <table:table-cell table:style-name="table1.A1" office:value-type="string">
            <text:p text:style-name="P6"><text:span text:style-name="Основной_20_шрифт_20_абзаца"><text:span text:style-name="T2">Период проверки (дата «С» - дата «По»)</text:span></text:span></text:p>
          </table:table-cell>
          <table:table-cell table:style-name="table1.A1" office:value-type="string">
            <text:p text:style-name="P6"><text:span text:style-name="Основной_20_шрифт_20_абзаца"><text:span text:style-name="T2">Источник </text:span></text:span><text:span text:style-name="Основной_20_шрифт_20_абзаца"><text:span text:style-name="T3">поступления информации</text:span></text:span></text:p>
          </table:table-cell>
          <table:table-cell table:style-name="table1.A1" office:value-type="string">
            <text:p text:style-name="P7"><text:span text:style-name="Основной_20_шрифт_20_абзаца"><text:span text:style-name="T4">Основание проведения проверки</text:span></text:span></text:p>
          </table:table-cell>
          <table:table-cell table:style-name="table1.G1" office:value-type="string">
            <text:p text:style-name="P8"><text:span text:style-name="Основной_20_шрифт_20_абзаца"><text:span text:style-name="T5">Вид взыскания</text:span></text:span></text:p>
          </table:table-cell>
        </table:table-row>
        <table:table-row table:style-name="table1.1">
          <table:table-cell table:style-name="tablex" office:value-type="string" table:number-columns-spanned="7">
            <text:p text:style-name="P3">хуй вам</text:p>
          </table:table-cell>
        </table:table-row>
        <table:table-row table:style-name="table1.1">
          <table:table-cell table:style-name="table1.A2" office:value-type="string">
            <text:p text:style-name="P4">х</text:p>
          </table:table-cell>
          <table:table-cell table:style-name="table1.B2" office:value-type="string">
            <text:p text:style-name="P3">у</text:p>
          </table:table-cell>
          <table:table-cell table:style-name="table1.C2" office:value-type="string">
            <text:p text:style-name="P3">й</text:p>
          </table:table-cell>
          <table:table-cell table:style-name="table1.D2" office:value-type="string">
            <text:p text:style-name="P3">-</text:p>
          </table:table-cell>
          <table:table-cell table:style-name="table1.E2" office:value-type="string">
            <text:p text:style-name="P3">в</text:p>
          </table:table-cell>
          <table:table-cell table:style-name="table1.F2" office:value-type="string">
            <text:p text:style-name="P3">а</text:p>
          </table:table-cell>
          <table:table-cell table:style-name="table1.G2" office:value-type="string">
            <text:p text:style-name="P3">м</text:p>
          </table:table-cell>
        </table:table-row>
        <table:table-row table:style-name="table1.1">
          <table:table-cell table:style-name="table1.A2" office:value-type="string">
            <text:p text:style-name="P4">х</text:p>
          </table:table-cell>
          <table:table-cell table:style-name="table1.B2" office:value-type="string">
            <text:p text:style-name="P3">у</text:p>
          </table:table-cell>
          <table:table-cell table:style-name="table1.C2" office:value-type="string">
            <text:p text:style-name="P3">й</text:p>
          </table:table-cell>
          <table:table-cell table:style-name="table1.D2" office:value-type="string">
            <text:p text:style-name="P3">-</text:p>
          </table:table-cell>
          <table:table-cell table:style-name="table1.E2" office:value-type="string">
            <text:p text:style-name="P3">в</text:p>
          </table:table-cell>
          <table:table-cell table:style-name="table1.F2" office:value-type="string">
            <text:p text:style-name="P3">а</text:p>
          </table:table-cell>
          <table:table-cell table:style-name="table1.G2" office:value-type="string">
            <text:p text:style-name="P3">м</text:p>
          </table:table-cell>
        </table:table-row>
        <table:table-row table:style-name="table1.1">
          <table:table-cell table:style-name="table1.A2" office:value-type="string">
            <text:p text:style-name="P4">х</text:p>
          </table:table-cell>
          <table:table-cell table:style-name="table1.B2" office:value-type="string">
            <text:p text:style-name="P3">у</text:p>
          </table:table-cell>
          <table:table-cell table:style-name="table1.C2" office:value-type="string">
            <text:p text:style-name="P3">й</text:p>
          </table:table-cell>
          <table:table-cell table:style-name="table1.D2" office:value-type="string">
            <text:p text:style-name="P3">-</text:p>
          </table:table-cell>
          <table:table-cell table:style-name="table1.E2" office:value-type="string">
            <text:p text:style-name="P3">в</text:p>
          </table:table-cell>
          <table:table-cell table:style-name="table1.F2" office:value-type="string">
            <text:p text:style-name="P3">а</text:p>
          </table:table-cell>
          <table:table-cell table:style-name="table1.G2" office:value-type="string">
            <text:p text:style-name="P3">м</text:p>
          </table:table-cell>
        </table:table-row>
        <table:table-row table:style-name="table1.1">
          <table:table-cell table:style-name="table1.A2" office:value-type="string">
            <text:p text:style-name="P4">х</text:p>
          </table:table-cell>
          <table:table-cell table:style-name="table1.B2" office:value-type="string">
            <text:p text:style-name="P3">у</text:p>
          </table:table-cell>
          <table:table-cell table:style-name="table1.C2" office:value-type="string">
            <text:p text:style-name="P3">й</text:p>
          </table:table-cell>
          <table:table-cell table:style-name="table1.D2" office:value-type="string">
            <text:p text:style-name="P3">-</text:p>
          </table:table-cell>
          <table:table-cell table:style-name="table1.E2" office:value-type="string">
            <text:p text:style-name="P3">в</text:p>
          </table:table-cell>
          <table:table-cell table:style-name="table1.F2" office:value-type="string">
            <text:p text:style-name="P3">а</text:p>
          </table:table-cell>
          <table:table-cell table:style-name="table1.G2" office:value-type="string">
            <text:p text:style-name="P3">м</text:p>
          </table:table-cell>
        </table:table-row>
        <table:table-row table:style-name="table1.1">
          <table:table-cell table:style-name="table1.A2" office:value-type="string">
            <text:p text:style-name="P4">х</text:p>
          </table:table-cell>
          <table:table-cell table:style-name="table1.B2" office:value-type="string">
            <text:p text:style-name="P3">у</text:p>
          </table:table-cell>
          <table:table-cell table:style-name="table1.C2" office:value-type="string">
            <text:p text:style-name="P3">й</text:p>
          </table:table-cell>
          <table:table-cell table:style-name="table1.D2" office:value-type="string">
            <text:p text:style-name="P3">-</text:p>
          </table:table-cell>
          <table:table-cell table:style-name="table1.E2" office:value-type="string">
            <text:p text:style-name="P3">в</text:p>
          </table:table-cell>
          <table:table-cell table:style-name="table1.F2" office:value-type="string">
            <text:p text:style-name="P3">а</text:p>
          </table:table-cell>
          <table:table-cell table:style-name="table1.G2" office:value-type="string">
            <text:p text:style-name="P3">м</text:p>
          </table:table-cell>
        </table:table-row>
        <table:table-row table:style-name="table1.1">
          <table:table-cell table:style-name="table1.A2" office:value-type="string">
            <text:p text:style-name="P4">х</text:p>
          </table:table-cell>
          <table:table-cell table:style-name="table1.B2" office:value-type="string">
            <text:p text:style-name="P3">у</text:p>
          </table:table-cell>
          <table:table-cell table:style-name="table1.C2" office:value-type="string">
            <text:p text:style-name="P3">й</text:p>
          </table:table-cell>
          <table:table-cell table:style-name="table1.D2" office:value-type="string">
            <text:p text:style-name="P3">-</text:p>
          </table:table-cell>
          <table:table-cell table:style-name="table1.E2" office:value-type="string">
            <text:p text:style-name="P3">в</text:p>
          </table:table-cell>
          <table:table-cell table:style-name="table1.F2" office:value-type="string">
            <text:p text:style-name="P3">а</text:p>
          </table:table-cell>
          <table:table-cell table:style-name="table1.G2" office:value-type="string">
            <text:p text:style-name="P3">м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manifest="urn:oasis:names:tc:opendocument:xmlns:manifest:1.0" office:version="1.2">
  <office:font-face-decls>
    <style:font-face style:name="OpenSymbol" svg:font-family="OpenSymbol" style:font-charset="x-symbol"/>
    <style:font-face style:name="+mn-ea" svg:font-family="+mn-ea" style:font-family-generic="roman"/>
    <style:font-face style:name="Sain Serif" svg:font-family="'Sain Serif'" style:font-family-generic="roman"/>
    <style:font-face style:name="Liberation Mono" svg:font-family="'Liberation Mono'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List_20_Paragraph" style:display-name="List Paragraph" style:family="paragraph" style:parent-style-name="Standard" style:default-outline-level="" style:master-page-name="">
      <loext:graphic-properties draw:fill="none" draw:fill-color="#729fcf"/>
      <style:paragraph-properties fo:margin-left="1.251cm" fo:margin-right="0cm" fo:margin-top="0cm" fo:margin-bottom="0cm" style:contextual-spacing="true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/>
    </style:style>
    <style:style style:name="Обычный" style:family="paragraph" style:master-page-name="">
      <style:paragraph-properties fo:margin-left="0.499cm" fo:margin-right="1.499cm" fo:text-align="justify" style:justify-single-word="false" fo:hyphenation-ladder-count="no-limit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office:version="1.2">
  <office:meta>
    <dc:date>2021-11-18T14:01:11.798956871</dc:date>
    <meta:editing-duration>PT11H50M55S</meta:editing-duration>
    <meta:editing-cycles>148</meta:editing-cycles>
    <meta:document-statistic meta:table-count="1" meta:image-count="0" meta:object-count="0" meta:page-count="1" meta:paragraph-count="15" meta:word-count="34" meta:character-count="208" meta:non-whitespace-character-count="189"/>
    <meta:generator>ODFPY/1.4.1</meta:generator>
  </office:meta>
</office:document-meta>
</file>